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Ubuntu Mono" svg:font-family="'Ubuntu Mono'" style:font-adornments="Normal" style:font-pitch="fixed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ext_20_body">
      <style:text-properties fo:font-weight="bold" officeooo:rsid="016f6d43" officeooo:paragraph-rsid="016f6d43" style:font-weight-asian="bold" style:font-weight-complex="bold"/>
    </style:style>
    <style:style style:name="P4" style:family="paragraph" style:parent-style-name="Text_20_body">
      <style:text-properties fo:font-style="normal" officeooo:rsid="019ef611" officeooo:paragraph-rsid="019ef611" style:font-style-asian="normal" style:font-style-complex="normal"/>
    </style:style>
    <style:style style:name="P5" style:family="paragraph" style:parent-style-name="Text_20_body">
      <style:text-properties fo:font-style="normal" officeooo:rsid="01a00c54" officeooo:paragraph-rsid="01b5fd54" style:font-style-asian="normal" style:font-style-complex="normal"/>
    </style:style>
    <style:style style:name="P6" style:family="paragraph" style:parent-style-name="Text_20_body">
      <style:text-properties fo:font-style="normal" officeooo:rsid="01a00c54" officeooo:paragraph-rsid="01a00c54" style:font-style-asian="normal" style:font-style-complex="normal"/>
    </style:style>
    <style:style style:name="P7" style:family="paragraph" style:parent-style-name="Text_20_body">
      <style:text-properties fo:font-style="normal" officeooo:rsid="01b87cdf" officeooo:paragraph-rsid="01d6db80" style:font-style-asian="normal" style:font-style-complex="normal"/>
    </style:style>
    <style:style style:name="P8" style:family="paragraph" style:parent-style-name="Text_20_body">
      <style:text-properties fo:font-style="normal" officeooo:rsid="01b87cdf" officeooo:paragraph-rsid="01b87cdf" style:font-style-asian="normal" style:font-style-complex="normal"/>
    </style:style>
    <style:style style:name="P9" style:family="paragraph" style:parent-style-name="Text_20_body">
      <style:text-properties fo:font-style="normal" officeooo:rsid="01e1a965" officeooo:paragraph-rsid="01e1a965" style:font-style-asian="normal" style:font-style-complex="normal"/>
    </style:style>
    <style:style style:name="P10" style:family="paragraph" style:parent-style-name="Text_20_body">
      <style:text-properties fo:font-style="normal" officeooo:rsid="01ba780c" officeooo:paragraph-rsid="01ba780c" style:font-style-asian="normal" style:font-style-complex="normal"/>
    </style:style>
    <style:style style:name="P11" style:family="paragraph" style:parent-style-name="Text_20_body">
      <style:text-properties fo:font-style="normal" officeooo:rsid="01c4164a" officeooo:paragraph-rsid="01c4164a" style:font-style-asian="normal" style:font-style-complex="normal"/>
    </style:style>
    <style:style style:name="P12" style:family="paragraph" style:parent-style-name="Text_20_body">
      <style:text-properties fo:font-style="normal" fo:font-weight="bold" officeooo:rsid="01e10518" officeooo:paragraph-rsid="01e10518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bold" officeooo:rsid="01a00c54" officeooo:paragraph-rsid="01a00c54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1a00c54" officeooo:paragraph-rsid="01e42ae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1e1a965" officeooo:paragraph-rsid="01e1a965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officeooo:rsid="01d42e60" officeooo:paragraph-rsid="01a7b853"/>
    </style:style>
    <style:style style:name="P17" style:family="paragraph" style:parent-style-name="Text_20_body">
      <style:text-properties officeooo:rsid="016cd71a" officeooo:paragraph-rsid="016cd71a"/>
    </style:style>
    <style:style style:name="P18" style:family="paragraph" style:parent-style-name="Text_20_body">
      <style:paragraph-properties fo:text-align="start" style:justify-single-word="false"/>
      <style:text-properties officeooo:rsid="01a8596e" officeooo:paragraph-rsid="01a8596e"/>
    </style:style>
    <style:style style:name="P19" style:family="paragraph" style:parent-style-name="Text_20_body">
      <style:paragraph-properties fo:text-align="start" style:justify-single-word="false"/>
      <style:text-properties officeooo:rsid="01d5ffbe" officeooo:paragraph-rsid="01d5ffbe"/>
    </style:style>
    <style:style style:name="P20" style:family="paragraph" style:parent-style-name="Text_20_body">
      <style:paragraph-properties fo:text-align="start" style:justify-single-word="false"/>
      <style:text-properties officeooo:rsid="01ab269d" officeooo:paragraph-rsid="01ab269d"/>
    </style:style>
    <style:style style:name="P21" style:family="paragraph" style:parent-style-name="Text_20_body">
      <style:paragraph-properties fo:text-align="start" style:justify-single-word="false"/>
      <style:text-properties fo:font-style="italic" officeooo:rsid="01ab269d" officeooo:paragraph-rsid="01ab269d" style:font-style-asian="italic" style:font-style-complex="italic"/>
    </style:style>
    <style:style style:name="P22" style:family="paragraph" style:parent-style-name="Text_20_body">
      <style:paragraph-properties fo:text-align="start" style:justify-single-word="false"/>
      <style:text-properties fo:font-style="italic" officeooo:rsid="01ba780c" officeooo:paragraph-rsid="01d6db80" style:font-style-asian="italic" style:font-style-complex="italic"/>
    </style:style>
    <style:style style:name="P23" style:family="paragraph" style:parent-style-name="Title" style:master-page-name="PageEnoncé">
      <style:paragraph-properties style:page-number="auto"/>
      <style:text-properties officeooo:paragraph-rsid="001ef74d"/>
    </style:style>
    <style:style style:name="P24" style:family="paragraph" style:parent-style-name="Heading_20_1">
      <style:text-properties officeooo:rsid="016cd71a" officeooo:paragraph-rsid="016cd71a"/>
    </style:style>
    <style:style style:name="P25" style:family="paragraph" style:parent-style-name="Heading_20_1">
      <style:text-properties officeooo:rsid="00729ccf" officeooo:paragraph-rsid="00729ccf"/>
    </style:style>
    <style:style style:name="P26" style:family="paragraph" style:parent-style-name="Heading_20_1">
      <style:text-properties fo:font-style="normal" officeooo:rsid="00729ccf" officeooo:paragraph-rsid="01a79b0c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bold" officeooo:rsid="01ab269d" officeooo:paragraph-rsid="01ef6c71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1ef6c71" officeooo:paragraph-rsid="01ef6c71" style:font-style-asian="normal" style:font-weight-asian="normal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1" fo:font-size="11pt" officeooo:rsid="01f0ecc0" officeooo:paragraph-rsid="01f0ecc0" style:font-size-asian="10.5pt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1d3f035" officeooo:paragraph-rsid="01d3f035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1ddf72b" officeooo:paragraph-rsid="01a7b853"/>
    </style:style>
    <style:style style:name="P32" style:family="paragraph" style:parent-style-name="Text_20_body">
      <style:paragraph-properties fo:text-align="start" style:justify-single-word="false"/>
      <style:text-properties fo:font-style="italic" fo:font-weight="bold" officeooo:rsid="01ab269d" officeooo:paragraph-rsid="01ef6c71" style:font-style-asian="italic" style:font-weight-asian="bold" style:font-style-complex="italic" style:font-weight-complex="bold"/>
    </style:style>
    <style:style style:name="P33" style:family="paragraph" style:parent-style-name="Text_20_body">
      <style:text-properties fo:font-style="normal" fo:font-weight="bold" officeooo:rsid="01e4f197" officeooo:paragraph-rsid="01e4f197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fo:font-style="normal" fo:font-weight="bold" officeooo:rsid="01ef6c71" officeooo:paragraph-rsid="01ef6c71" style:font-style-asian="normal" style:font-weight-asian="bold" style:font-style-complex="normal" style:font-weight-complex="bold"/>
    </style:style>
    <style:style style:name="T1" style:family="text">
      <style:text-properties officeooo:rsid="00316a8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a79b0c" style:font-style-asian="normal" style:font-style-complex="normal"/>
    </style:style>
    <style:style style:name="T4" style:family="text">
      <style:text-properties fo:font-style="normal" officeooo:rsid="023db081" style:font-style-asian="normal" style:font-style-complex="normal"/>
    </style:style>
    <style:style style:name="T5" style:family="text">
      <style:text-properties fo:font-style="normal" officeooo:rsid="01d5ffbe" style:font-style-asian="normal" style:font-style-complex="normal"/>
    </style:style>
    <style:style style:name="T6" style:family="text">
      <style:text-properties fo:font-style="normal" officeooo:rsid="01d68c67" style:font-style-asian="normal" style:font-style-complex="normal"/>
    </style:style>
    <style:style style:name="T7" style:family="text">
      <style:text-properties fo:font-size="22pt" officeooo:rsid="001ef74d" style:font-size-asian="22pt" style:font-size-complex="22pt"/>
    </style:style>
    <style:style style:name="T8" style:family="text">
      <style:text-properties fo:font-size="22pt" officeooo:rsid="01235d5f" style:font-size-asian="22pt" style:font-size-complex="22pt"/>
    </style:style>
    <style:style style:name="T9" style:family="text">
      <style:text-properties fo:font-size="22pt" officeooo:rsid="00729ccf" style:font-size-asian="22pt" style:font-size-complex="22pt"/>
    </style:style>
    <style:style style:name="T10" style:family="text">
      <style:text-properties officeooo:rsid="0172baf2"/>
    </style:style>
    <style:style style:name="T11" style:family="text">
      <style:text-properties officeooo:rsid="0199c9a8"/>
    </style:style>
    <style:style style:name="T12" style:family="text">
      <style:text-properties officeooo:rsid="019af174"/>
    </style:style>
    <style:style style:name="T13" style:family="text">
      <style:text-properties officeooo:rsid="019ccd19"/>
    </style:style>
    <style:style style:name="T14" style:family="text">
      <style:text-properties officeooo:rsid="01a00c54"/>
    </style:style>
    <style:style style:name="T15" style:family="text">
      <style:text-properties officeooo:rsid="01a09917"/>
    </style:style>
    <style:style style:name="T16" style:family="text">
      <style:text-properties officeooo:rsid="01a36304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1a36304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1a542e2"/>
    </style:style>
    <style:style style:name="T21" style:family="text">
      <style:text-properties officeooo:rsid="01a79b0c"/>
    </style:style>
    <style:style style:name="T22" style:family="text">
      <style:text-properties fo:language="fr" fo:country="BE" officeooo:rsid="0217d4ab"/>
    </style:style>
    <style:style style:name="T23" style:family="text">
      <style:text-properties fo:language="fr" fo:country="BE" officeooo:rsid="02195ac1"/>
    </style:style>
    <style:style style:name="T24" style:family="text">
      <style:text-properties fo:language="fr" fo:country="BE" officeooo:rsid="01ed7d1b"/>
    </style:style>
    <style:style style:name="T25" style:family="text">
      <style:text-properties officeooo:rsid="01d42e60"/>
    </style:style>
    <style:style style:name="T26" style:family="text">
      <style:text-properties officeooo:rsid="01affc3a"/>
    </style:style>
    <style:style style:name="T27" style:family="text">
      <style:text-properties officeooo:rsid="01b18c4a"/>
    </style:style>
    <style:style style:name="T28" style:family="text">
      <style:text-properties officeooo:rsid="01c54cf5"/>
    </style:style>
    <style:style style:name="T29" style:family="text">
      <style:text-properties officeooo:rsid="01cd85c6"/>
    </style:style>
    <style:style style:name="T30" style:family="text">
      <style:text-properties officeooo:rsid="01d54e63"/>
    </style:style>
    <style:style style:name="T31" style:family="text">
      <style:text-properties officeooo:rsid="01d6db80"/>
    </style:style>
    <style:style style:name="T32" style:family="text">
      <style:text-properties officeooo:rsid="01e1a1d9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1eba15a"/>
    </style:style>
    <style:style style:name="T35" style:family="text">
      <style:text-properties officeooo:rsid="01ed2220"/>
    </style:style>
    <style:style style:name="T36" style:family="text">
      <style:text-properties officeooo:rsid="01ef6c71"/>
    </style:style>
    <style:style style:name="T37" style:family="text">
      <style:text-properties style:font-name="Liberation Sans1" fo:font-size="11pt" style:font-size-asian="10.5pt"/>
    </style:style>
    <style:style style:name="T38" style:family="text">
      <style:text-properties style:font-name="Liberation Sans1" fo:font-size="11pt" officeooo:rsid="01ef6c71" style:font-size-asian="10.5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7">Admin </text:span><text:span text:style-name="T8">Infra</text:span><text:span text:style-name="T7"> : </text:span><text:span text:style-name="T9">Exercices</text:span></text:p>
      <text:h text:style-name="P24" text:outline-level="1">Préliminaires</text:h>
      <text:p text:style-name="P17">L’objectif de cet exercice sera de créer <text:span text:style-name="T11">différents partages réseaux à l’aide de SAMBA ou NFS. Faites d’abord l’entièreté des exercices de base avant de vous attaquer aux BONUS.</text:span></text:p>
      <text:p text:style-name="P3">R<text:span text:style-name="T10">é</text:span>f<text:span text:style-name="T10">ér</text:span>ez-vous à la section « <text:span text:style-name="T34">7</text:span><text:span text:style-name="T12">.</text:span><text:span text:style-name="T35">2</text:span><text:span text:style-name="T12"> NFS, </text:span><text:span text:style-name="T34">7</text:span><text:span text:style-name="T12">.</text:span><text:span text:style-name="T35">3</text:span><text:span text:style-name="T12"> SAMBA</text:span>» du syllabus.</text:p>
      <text:h text:style-name="P25" text:outline-level="1">Exercice 1- <text:span text:style-name="T13">NFS</text:span></text:h>
      <text:p text:style-name="P4">Nous travaillerons le sous-réseau <text:span text:style-name="T27">192.168.56.0</text:span>/<text:span text:style-name="T27">24</text:span> pour cet exercice. <text:span text:style-name="T14">Un serveur de fichier Linux est présent dans ce sous-réseau. Il possède l’adresse IP 192.168.56.3/24. </text:span></text:p>
      <text:p text:style-name="P6">On vous demande de mettre en place un partage réseau NFS nommé « public » permettant à tout utilisateur <text:span text:style-name="T15">(== toutes les machines clientes du sous-réseau)</text:span> d’avoir accès à ce répertoire en lecture. <text:span text:style-name="T16">Donnez le contenu de votre fichier /</text:span><text:span text:style-name="T18">etc/</text:span><text:span text:style-name="T16">exports/</text:span></text:p>
      <text:p text:style-name="P12"># no_root_squash pour pouvoir utiliser/<text:span text:style-name="T32">monter</text:span> le partage en tant que root</text:p>
      <text:p text:style-name="P13">/var/public 192.168.56.0/24(ro)</text:p>
      <text:p text:style-name="P6"/>
      <text:p text:style-name="P8">Quelle commande devez-vous effectuer pour que les partages définis dans /<text:span text:style-name="T17">etc</text:span>/exports soient actifs ?</text:p>
      <text:p text:style-name="P15">systemctl restart nfs-server</text:p>
      <text:p text:style-name="P10">Quelle commande vous permettra de voir/vérifier le résultat de vos partages ?</text:p>
      <text:p text:style-name="P15">showmount -e</text:p>
      <text:p text:style-name="P11">Quelle commande v<text:span text:style-name="T28">ous permettra de</text:span> monter le partage depuis une machine Linux cliente ?</text:p>
      <text:p text:style-name="P9"><text:span text:style-name="T33">mount -t nfs 192.168.56.3:/var/public /</text:span><text:span text:style-name="T19">home/</text:span><text:span text:style-name="T33">olivier/nfs</text:span></text:p>
      <text:h text:style-name="Heading_20_2" text:outline-level="2">BONUS</text:h>
      <text:p text:style-name="P5">On vous demande de mettre en place un partage réseau NFS nommé «<text:span text:style-name="T26">sauvegardes</text:span>» <text:span text:style-name="T20">accessible uniquement aux machines (192.168.56.3, 192.168.56.1) réalisant les sauvegardes </text:span>d’avoir accès à ce répertoire en lecture/<text:span text:style-name="T20">écriture</text:span>. <text:span text:style-name="T16">Donnez le contenu de votre fichier /</text:span><text:span text:style-name="T18">etc/</text:span><text:span text:style-name="T16">exports/</text:span></text:p>
      <text:p text:style-name="P14">/var/sauvegardes 192.168.56.3(rw,no_root_squash) 192.168.56.1(rw,no_root_squash)</text:p>
      <text:p text:style-name="P5"/>
      <text:h text:style-name="P26" text:outline-level="1"><text:soft-page-break/>Exercice <text:span text:style-name="T21">2</text:span>- <text:span text:style-name="T21">SAMBA</text:span></text:h>
      <text:p text:style-name="P18">On vous demande de mettre en place sur ce même serveur de fichier Linux <text:span text:style-name="T30">deux </text:span>partage<text:span text:style-name="T30">s</text:span> accessibles par des Windows.</text:p>
      <text:p text:style-name="P19">Le premier partage sera le répertoire « public » (identique à l’exercice 1). <text:span text:style-name="T29">Ce partage sera accessible en lecture pour tout le monde depuis des stations Windows.</text:span></text:p>
      <text:p text:style-name="P19"><text:span text:style-name="T29"><text:s/></text:span>Le deuxième partage<text:span text:style-name="T29"> se nommera «SyllabusInfra». Il sera accessible depuis Windows en écriture </text:span><text:span text:style-name="T22">à l’administrateur système via le compte « </text:span><text:span text:style-name="T25">admin</text:span><text:span text:style-name="T23">smb » </text:span><text:span text:style-name="T24">et accessible par tout le monde en lecture.</text:span></text:p>
      <text:p text:style-name="P16">Mettez en œuvre SAMBA pour déployer ce partage. Vérifiez que le résultat est bien celui attendu : </text:p>
      <text:list xml:id="list632855168" text:style-name="L1">
        <text:list-item>
          <text:p text:style-name="P30"><text:span text:style-name="T3">L</text:span><text:span text:style-name="T2">ecture possible pour tout le monde </text:span><text:span text:style-name="T5">pour le premier partage</text:span></text:p>
        </text:list-item>
        <text:list-item>
          <text:p text:style-name="P31"><text:span text:style-name="T3">Ajout/modification/suppression possible uniquement </text:span><text:span text:style-name="T4">pour « adminsmb »</text:span><text:span text:style-name="T3"> </text:span><text:span text:style-name="T5">pour l</text:span><text:span text:style-name="T6">e</text:span><text:span text:style-name="T5"> deuxième partage.</text:span></text:p>
        </text:list-item>
      </text:list>
      <text:p text:style-name="P20"><text:span text:style-name="T3">D</text:span><text:span text:style-name="T2">onner le contenu de votre fichier /</text:span><text:span text:style-name="T17">etc/smb.conf</text:span></text:p>
      <text:p text:style-name="P32">[global]<text:line-break/><text:tab/>server string = Debian<text:line-break/><text:tab/>security = user<text:line-break/><text:tab/>guest account = nobody<text:line-break/><text:tab/>map to guest = Bad user<text:line-break/><text:tab/>min protocol = LANMAN2<text:line-break/><text:tab/>max protocol = NT1<text:line-break/><text:tab/>log level = 3<text:line-break/><text:line-break/>[public]<text:line-break/><text:tab/>path = /var/public<text:line-break/><text:tab/>guest ok = yes<text:line-break/><text:tab/>readonly = yes<text:line-break/><text:tab/>browseable = yes<text:line-break/></text:p>
      <table:table table:name="Tableau1" table:style-name="Tableau1">
        <table:table-column table:style-name="Tableau1.A" table:number-columns-repeated="2"/>
        <table:table-row table:style-name="TableLine1679777694624">
          <table:table-cell table:style-name="Tableau1.A1" office:value-type="string">
            <text:p text:style-name="P29">Accès en lecture pour tous et écriture pour adminsmb</text:p>
          </table:table-cell>
          <table:table-cell table:style-name="Tableau1.A1" office:value-type="string">
            <text:p text:style-name="P28">Accès uniquement en écriture via adminsmb / pas accès lecture</text:p>
          </table:table-cell>
        </table:table-row>
        <table:table-row table:style-name="TableLine1679777694624">
          <table:table-cell table:style-name="Tableau1.A1" office:value-type="string">
            <text:p text:style-name="P27">[SyllabusInfra]<text:span text:style-name="T37"><text:line-break/><text:tab/>path = /home/adminsmb/syllabusInfra<text:line-break/><text:tab/>browseable = yes<text:tab/><text:line-break/><text:tab/>guest ok = </text:span><text:span text:style-name="T38">yes</text:span></text:p>
            <text:p text:style-name="P27"><text:span text:style-name="T38"><text:s text:c="11"/>writeable = no</text:span><text:span text:style-name="T37"><text:line-break/><text:tab/>write list = adminsmb</text:span></text:p>
          </table:table-cell>
          <table:table-cell table:style-name="Tableau1.A1" office:value-type="string">
            <text:p text:style-name="P27">[SyllabusInfra]<text:span text:style-name="T37"><text:line-break/><text:tab/>path = /home/adminsmb/syllabusInfra<text:line-break/><text:tab/>browseable = yes<text:tab/><text:line-break/><text:tab/>guest ok = no<text:line-break/><text:tab/>write list = adminsmb</text:span></text:p>
          </table:table-cell>
        </table:table-row>
      </table:table>
      <text:p text:style-name="P32"><text:line-break/><text:line-break/><text:tab/></text:p>
      <text:p text:style-name="P32"/>
      <text:p text:style-name="P32"/>
      <text:p text:style-name="P21"><text:soft-page-break/></text:p>
      <text:p text:style-name="P7">Quelle commande devez-vous effectuer pour que les partages définis dans /<text:span text:style-name="T17">etc</text:span>/<text:span text:style-name="T31">samba/smb.conf</text:span> soient actifs ?</text:p>
      <text:p text:style-name="P7"/>
      <text:p text:style-name="P33">systemctl restart smbd &amp;&amp; systemctl restart nmbd</text:p>
      <text:p text:style-name="P33"/>
      <text:p text:style-name="P34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Ubuntu Mono" svg:font-family="'Ubuntu Mono'" style:font-adornments="Normal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>
        <style:tab-stops/>
      </style:paragraph-properties>
      <style:text-properties style:font-name="Liberation Sans1" fo:font-family="'Liberation Sans'" style:font-style-name="Normal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loext:graphic-properties draw:fill-image-width="0cm" draw:fill-image-height="0cm"/>
      <style:paragraph-properties fo:text-align="center" style:justify-single-word="false" fo:padding="0.049cm" fo:border="0.06pt solid #000000" style:shadow="none"/>
      <style:text-properties fo:font-size="22pt" fo:font-weight="bold" style:font-size-asian="28pt" style:font-weight-asian="bold" style:font-size-complex="28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06pt solid #ff0000" style:shadow="none">
        <style:tab-stops/>
      </style:paragraph-properties>
      <style:text-properties fo:color="#ff0000" loext:opacity="100%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loext:opacity="100%" style:font-name="Ubuntu Mono" fo:font-family="'Ubuntu Mono'" style:font-style-name="Normal" style:font-pitch="fixed" style:font-size-asian="10.5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316a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ageEnoncé" style:page-layout-name="Mpm2" draw:style-name="Mdp1">
      <style:header>
        <text:p text:style-name="MP1"/>
      </style:header>
      <style:footer>
        <text:p text:style-name="MP2"><text:initial-creator/><text:s/><text:span text:style-name="MT1">Choquet Olivier</text:span><text:tab/><text:tab/><text:page-number text:select-page="current">3</text:page-number>/<text:page-count>3</text:page-count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7T09:20:58.592000000</meta:creation-date>
    <dc:date>2021-10-25T13:35:14.813000000</dc:date>
    <meta:editing-duration>PT15H32M44S</meta:editing-duration>
    <meta:editing-cycles>363</meta:editing-cycles>
    <meta:generator>LibreOffice/7.2.0.4$Windows_X86_64 LibreOffice_project/9a9c6381e3f7a62afc1329bd359cc48accb6435b</meta:generator>
    <meta:print-date>2017-07-17T09:45:54.750000000</meta:print-date>
    <meta:document-statistic meta:table-count="1" meta:image-count="0" meta:object-count="0" meta:page-count="3" meta:paragraph-count="36" meta:word-count="465" meta:character-count="3084" meta:non-whitespace-character-count="2617"/>
  </office:meta>
</office:document-meta>
</file>